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size="18pt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style:font-name="Verdana" fo:font-size="18pt" style:font-size-asian="18pt" style:font-size-complex="18pt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Verdana" fo:font-size="18pt" style:font-size-asian="18pt" style:font-size-complex="18pt"/>
    </style:style>
    <style:style style:name="P4" style:family="paragraph" style:parent-style-name="Standard" style:list-style-name="L4">
      <style:paragraph-properties fo:text-align="start" style:justify-single-word="false"/>
      <style:text-properties style:font-name="Verdana" fo:font-size="18pt" style:font-size-asian="18pt" style:font-size-complex="18pt"/>
    </style:style>
    <style:style style:name="P5" style:family="paragraph" style:parent-style-name="Standard" style:list-style-name="L4">
      <style:paragraph-properties fo:text-align="start" style:justify-single-word="false">
        <style:tab-stops>
          <style:tab-stop style:position="-0.5311in"/>
        </style:tab-stops>
      </style:paragraph-properties>
    </style:style>
    <style:style style:name="P6" style:family="paragraph" style:parent-style-name="Standard" style:list-style-name="L4" style:master-page-name="">
      <style:paragraph-properties fo:text-align="start" style:justify-single-word="false" style:page-number="auto">
        <style:tab-stops>
          <style:tab-stop style:position="-0.5311in"/>
        </style:tab-stops>
      </style:paragraph-properties>
    </style:style>
    <style:style style:name="T1" style:family="text">
      <style:text-properties style:font-name="Verdana" fo:font-size="18pt" style:font-size-asian="18pt" style:font-size-complex="18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791in" fo:text-indent="-0.25in" fo:margin-left="0.479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291in" fo:text-indent="-0.25in" fo:margin-left="0.729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791in" fo:text-indent="-0.25in" fo:margin-left="0.979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291in" fo:text-indent="-0.25in" fo:margin-left="1.229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791in" fo:text-indent="-0.25in" fo:margin-left="1.4791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291in" fo:text-indent="-0.25in" fo:margin-left="1.729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91in" fo:text-indent="-0.25in" fo:margin-left="1.9791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291in" fo:text-indent="-0.25in" fo:margin-left="2.2291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791in" fo:text-indent="-0.25in" fo:margin-left="2.4791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291in" fo:text-indent="-0.25in" fo:margin-left="2.7291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in" fo:text-indent="-0.65in" fo:margin-left="0.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oupBill Patient Portal</text:p>
      <text:p text:style-name="P1">and</text:p>
      <text:p text:style-name="P1">Zend Server/Studio Client</text:p>
      <text:p text:style-name="P2"/>
      <text:p text:style-name="P2"/>
      <text:list xml:id="list3753642858577076687" text:style-name="L4">
        <text:list-item>
          <text:p text:style-name="P6"><text:span text:style-name="T1">Review GroupBill Patient Portal Web pages and basic design.</text:span></text:p>
          <text:p text:style-name="P5"><text:span text:style-name="T1"/></text:p>
        </text:list-item>
        <text:list-item>
          <text:p text:style-name="P5"><text:span text:style-name="T1">Review Patient Portal support files.</text:span></text:p>
          <text:p text:style-name="P5"><text:span text:style-name="T1"/></text:p>
        </text:list-item>
        <text:list-item>
          <text:p text:style-name="P5"><text:span text:style-name="T1">Production versus development libraries.</text:span></text:p>
          <text:p text:style-name="P5"><text:span text:style-name="T1"/></text:p>
        </text:list-item>
        <text:list-item>
          <text:p text:style-name="P5"><text:span text:style-name="T1">What to do about secure connection.</text:span></text:p>
          <text:p text:style-name="P5"><text:span text:style-name="T1"/></text:p>
        </text:list-item>
        <text:list-item>
          <text:p text:style-name="P5"><text:span text:style-name="T1">MIDEV-Zend Server Installed. Probably 1-2 weeks left on temporary license.</text:span></text:p>
          <text:p text:style-name="P5"><text:span text:style-name="T1"/></text:p>
        </text:list-item>
        <text:list-item>
          <text:p text:style-name="P5"><text:span text:style-name="T1">Zend Studio Client installed on my PC. Probably 1-2 weeks left on temporary license.</text:span></text:p>
          <text:p text:style-name="P4"/>
        </text:list-item>
      </text:list>
      <text:p text:style-name="P2"/>
      <text:list xml:id="list3625711837002645964" text:style-name="L1">
        <text:list-header>
          <text:p text:style-name="P3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>
      <style:text-properties style:font-name="Verdana" fo:font-size="16pt" style:font-size-asian="16pt" style:font-size-complex="1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ick Holm</meta:initial-creator>
    <meta:creation-date>2014-10-21T08:07:55.70</meta:creation-date>
    <dc:date>2014-10-21T08:21:04.72</dc:date>
    <dc:creator>Rick Holm</dc:creator>
    <meta:editing-duration>PT13M9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9" meta:word-count="55" meta:character-count="380"/>
  </office:meta>
</office:document-meta>
</file>